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1" style:family="table">
      <style:table-properties style:width="17.595cm" fo:margin-left="0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1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617cm" table:align="margins"/>
    </style:style>
    <style:style style:name="Table12.A" style:family="table-column">
      <style:table-column-properties style:column-width="2.829cm" style:rel-column-width="13616*"/>
    </style:style>
    <style:style style:name="Table12.B" style:family="table-column">
      <style:table-column-properties style:column-width="10.788cm" style:rel-column-width="51919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5cm" fo:margin-left="0cm" table:align="left"/>
    </style:style>
    <style:style style:name="Table13.A" style:family="table-column">
      <style:table-column-properties style:column-width="3.784cm"/>
    </style:style>
    <style:style style:name="Table13.B" style:family="table-column">
      <style:table-column-properties style:column-width="13.81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617cm" table:align="margins"/>
    </style:style>
    <style:style style:name="Table14.A" style:family="table-column">
      <style:table-column-properties style:column-width="2.829cm" style:rel-column-width="13616*"/>
    </style:style>
    <style:style style:name="Table14.B" style:family="table-column">
      <style:table-column-properties style:column-width="10.788cm" style:rel-column-width="51919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31cm" table:align="margins"/>
    </style:style>
    <style:style style:name="Table2.A" style:family="table-column">
      <style:table-column-properties style:column-width="2.835cm" style:rel-column-width="13624*"/>
    </style:style>
    <style:style style:name="Table2.B" style:family="table-column">
      <style:table-column-properties style:column-width="10.797cm" style:rel-column-width="519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09cm" fo:margin-left="0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631cm" table:align="margins"/>
    </style:style>
    <style:style style:name="Table5.A" style:family="table-column">
      <style:table-column-properties style:column-width="2.835cm" style:rel-column-width="13624*"/>
    </style:style>
    <style:style style:name="Table5.B" style:family="table-column">
      <style:table-column-properties style:column-width="10.797cm" style:rel-column-width="5191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609cm" fo:margin-left="0cm" table:align="left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13.8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631cm" table:align="margins"/>
    </style:style>
    <style:style style:name="Table6.A" style:family="table-column">
      <style:table-column-properties style:column-width="2.835cm" style:rel-column-width="13624*"/>
    </style:style>
    <style:style style:name="Table6.B" style:family="table-column">
      <style:table-column-properties style:column-width="10.797cm" style:rel-column-width="5191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26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</text:p>
      <text:p text:style-name="P3">(versión <text:span text:style-name="T2">1</text:span>)</text:p>
      <text:p text:style-name="Standard"/>
      <text:p text:style-name="Standard"><text:span text:style-name="T1">Nombre del caso de uso</text:span>: Inscribir un equipo al torneo</text:p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IHS</text:p>
          </table:table-cell>
          <table:table-cell table:style-name="Table11.B1" office:value-type="string">
            <text:p text:style-name="Table_20_Contents">Inscribir equipo</text:p>
          </table:table-cell>
        </table:table-row>
        <table:table-row>
          <table:table-cell table:style-name="Table11.A2" office:value-type="string">
            <text:p text:style-name="Table_20_Contents">Tipo de escenario:</text:p>
          </table:table-cell>
          <table:table-cell table:style-name="Table11.B2" office:value-type="string">
            <text:p text:style-name="Table_20_Contents">Típico</text:p>
          </table:table-cell>
        </table:table-row>
        <table:table-row>
          <table:table-cell table:style-name="Table11.A2" office:value-type="string">
            <text:p text:style-name="Table_20_Contents">Descripción breve:</text:p>
          </table:table-cell>
          <table:table-cell table:style-name="Table11.B2" office:value-type="string">
            <text:p text:style-name="Table_20_Contents">El jugador, invita a 1 amigo que desea que este en su equipo. Se llena el cupo del equipo. El sistema inscribe el equipo a un torneo.</text:p>
          </table:table-cell>
        </table:table-row>
        <table:table-row>
          <table:table-cell table:style-name="Table11.A2" office:value-type="string">
            <text:p text:style-name="Table_20_Contents">Precondiciones adicionales:</text:p>
          </table:table-cell>
          <table:table-cell table:style-name="Table11.B2" office:value-type="string">
            <text:p text:style-name="Table_20_Contents">1. El usuario debe estar autenticado ante el sistema.</text:p>
          </table:table-cell>
        </table:table-row>
        <table:table-row>
          <table:table-cell table:style-name="Table11.A2" office:value-type="string">
            <text:p text:style-name="Table_20_Contents">Caso de prueba #1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Precondiciones adicionales:</text:p>
            <text:p text:style-name="Table_20_Contents">N/A</text:p>
            <text:p text:style-name="Table_20_Contents"/>
          </table:table-cell>
          <table:table-cell table:style-name="Table11.B2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Table_20_Contents">Entradas:</text:p>
                </table:table-cell>
                <table:table-cell table:style-name="Table12.B1" office:value-type="string">
                  <text:p text:style-name="Table_20_Contents">1. “Inscripcion de equipo” → “Invitar amigos”. </text:p>
                  <text:p text:style-name="Table_20_Contents">2. El jugador selecciona al amigo a invitar.</text:p>
                  <text:p text:style-name="Table_20_Contents">3. “Invitar amigos” → “Enviar invitacion”.</text:p>
                  <text:p text:style-name="Table_20_Contents">4. “Invitar amigos” → “Volver”.</text:p>
                  <text:p text:style-name="Table_20_Contents">5. El amigo llena los cupos del equipo.</text:p>
                  <text:p text:style-name="Table_20_Contents">6. “Inscripcion de equipo” → “Inscribir equipo.”</text:p>
                </table:table-cell>
              </table:table-row>
              <table:table-row>
                <table:table-cell table:style-name="Table12.A2" office:value-type="string">
                  <text:p text:style-name="Table_20_Contents">Resultados esperados:</text:p>
                </table:table-cell>
                <table:table-cell table:style-name="Table12.B2" office:value-type="string">
                  <text:p text:style-name="Table_20_Contents">1. El sistema envia notificaciones a los jugadores, sobre algunos datos del torneo. Como primera fecha de juego.</text:p>
                  <text:p text:style-name="Table_20_Contents">2. El sistema inscribe al equipo para el torneo especificado.</text:p>
                  <text:p text:style-name="Table_20_Contents">3. Se actualiza la base de datos.</text:p>
                </table:table-cell>
              </table:table-row>
              <table:table-row>
                <table:table-cell table:style-name="Table12.A2" office:value-type="string">
                  <text:p text:style-name="Table_20_Contents">Observaciones:</text:p>
                </table:table-cell>
                <table:table-cell table:style-name="Table1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IHS</text:p>
          </table:table-cell>
          <table:table-cell table:style-name="Table13.B1" office:value-type="string">
            <text:p text:style-name="Table_20_Contents">Inscribir equipo</text:p>
          </table:table-cell>
        </table:table-row>
        <table:table-row>
          <table:table-cell table:style-name="Table13.A2" office:value-type="string">
            <text:p text:style-name="Table_20_Contents">Tipo de escenario:</text:p>
          </table:table-cell>
          <table:table-cell table:style-name="Table13.B2" office:value-type="string">
            <text:p text:style-name="Table_20_Contents">Típico</text:p>
          </table:table-cell>
        </table:table-row>
        <table:table-row>
          <table:table-cell table:style-name="Table13.A2" office:value-type="string">
            <text:p text:style-name="Table_20_Contents">Descripción breve:</text:p>
          </table:table-cell>
          <table:table-cell table:style-name="Table13.B2" office:value-type="string">
            <text:p text:style-name="Table_20_Contents">El jugador, invita a 2+ amigos que desea que esten en su equipo. Se llena el cupo del equipo. El sistema inscribe el equipo a un torneo.</text:p>
          </table:table-cell>
        </table:table-row>
        <table:table-row>
          <table:table-cell table:style-name="Table13.A2" office:value-type="string">
            <text:p text:style-name="Table_20_Contents">Precondiciones adicionales:</text:p>
          </table:table-cell>
          <table:table-cell table:style-name="Table13.B2" office:value-type="string">
            <text:p text:style-name="Table_20_Contents">1. El usuario debe estar autenticado ante el sistema.</text:p>
          </table:table-cell>
        </table:table-row>
        <table:table-row>
          <table:table-cell table:style-name="Table13.A2" office:value-type="string">
            <text:p text:style-name="Table_20_Contents">Caso de prueba #1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Precondiciones adicionales:</text:p>
            <text:p text:style-name="Table_20_Contents">N/A</text:p>
            <text:p text:style-name="Table_20_Contents"/>
          </table:table-cell>
          <table:table-cell table:style-name="Table13.B2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Table_20_Contents">Entradas:</text:p>
                </table:table-cell>
                <table:table-cell table:style-name="Table14.B1" office:value-type="string">
                  <text:p text:style-name="Table_20_Contents">1. “Inscripcion de equipo” → “Invitar amigos”. </text:p>
                  <text:p text:style-name="Table_20_Contents">2. El jugador selecciona los amigos a invitar.</text:p>
                  <text:p text:style-name="Table_20_Contents">3. “Invitar amigos” → “Enviar invitacion”.</text:p>
                  <text:p text:style-name="Table_20_Contents">4. “Invitar amigos” → “Volver”.</text:p>
                  <text:p text:style-name="Table_20_Contents">5. Los amigos llenan los cupos del equipo.</text:p>
                  <text:p text:style-name="Table_20_Contents">6. “Inscripcion de equipo” → “Inscribir equipo.”</text:p>
                </table:table-cell>
              </table:table-row>
              <table:table-row>
                <table:table-cell table:style-name="Table14.A2" office:value-type="string">
                  <text:p text:style-name="Table_20_Contents"><text:soft-page-break/>Resultados esperados:</text:p>
                </table:table-cell>
                <table:table-cell table:style-name="Table14.B2" office:value-type="string">
                  <text:p text:style-name="Table_20_Contents">1. El sistema envia notificaciones a los jugadores, sobre algunos datos del torneo. Como primera fecha de juego.</text:p>
                  <text:p text:style-name="Table_20_Contents">2. El sistema inscribe al equipo para el torneo especificado.</text:p>
                  <text:p text:style-name="Table_20_Contents">3. Se actualiza la base de datos.</text:p>
                </table:table-cell>
              </table:table-row>
              <table:table-row>
                <table:table-cell table:style-name="Table14.A2" office:value-type="string">
                  <text:p text:style-name="Table_20_Contents">Observaciones:</text:p>
                </table:table-cell>
                <table:table-cell table:style-name="Table14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IHS</text:p>
          </table:table-cell>
          <table:table-cell table:style-name="Table1.B1" office:value-type="string">
            <text:p text:style-name="Table_20_Contents">Inscribir equipo</text:p>
          </table:table-cell>
        </table:table-row>
        <table:table-row>
          <table:table-cell table:style-name="Table1.A2" office:value-type="string">
            <text:p text:style-name="Table_20_Contents">Tipo de escenario:</text:p>
          </table:table-cell>
          <table:table-cell table:style-name="Table1.B2" office:value-type="string">
            <text:p text:style-name="Table_20_Contents">Alternativo</text:p>
          </table:table-cell>
        </table:table-row>
        <table:table-row>
          <table:table-cell table:style-name="Table1.A2" office:value-type="string">
            <text:p text:style-name="Table_20_Contents">Descripción breve:</text:p>
          </table:table-cell>
          <table:table-cell table:style-name="Table1.B2" office:value-type="string">
            <text:p text:style-name="P4">El jugador, invita a las personas que desea que esten en su equipo. Luego decide eliminar una solicitud, o quitar una persona del equipo. Envia nuevas solicitudes y el sistema inscribe el equipo al torneo especificado. 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</table:table-cell>
          <table:table-cell table:style-name="Table1.B2" office:value-type="string">
            <text:p text:style-name="Table_20_Contents">1. El usuario debe estar autenticado ante el sistema.</text:p>
          </table:table-cell>
        </table:table-row>
        <table:table-row>
          <table:table-cell table:style-name="Table1.A2" office:value-type="string">
            <text:p text:style-name="Table_20_Contents">Caso de prueba #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N/A</text:p>
            <text:p text:style-name="Table_20_Contents"/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Entradas:</text:p>
                </table:table-cell>
                <table:table-cell table:style-name="Table2.B1" office:value-type="string">
                  <text:p text:style-name="Table_20_Contents">1. “Inscripcion de equipo” → “Invitar amigos”. </text:p>
                  <text:p text:style-name="Table_20_Contents">2. El jugador selecciona los amigos a invitar.</text:p>
                  <text:p text:style-name="Table_20_Contents">3. “Invitar amigos” → “Enviar invitacion”.</text:p>
                  <text:p text:style-name="Table_20_Contents">4. “Invitar amigos” → “Volver”.</text:p>
                  <text:p text:style-name="Table_20_Contents">5. “Inscripcion de equipo” → “Editar equipo”.</text:p>
                  <text:p text:style-name="Table_20_Contents">6. El jugador selecciona unjugador a sacar del equipo, o una solicitud pendiente a cancelar.</text:p>
                  <text:p text:style-name="Table_20_Contents">7. “Editar equipo” → “Eliminar/Cancelar invitacion”.</text:p>
                  <text:p text:style-name="Table_20_Contents">8. <text:s/>“Editar equipo” → “Volver”.</text:p>
                  <text:p text:style-name="Table_20_Contents">9. El jugador selecciona los amigos a invitar.</text:p>
                  <text:p text:style-name="Table_20_Contents">10. “Invitar amigos” → “Enviar invitacion”.</text:p>
                  <text:p text:style-name="Table_20_Contents">11. Los amigos llenan los cupos del equipo.</text:p>
                  <text:p text:style-name="Table_20_Contents">12. “Inscripcion de equipo” → “Inscribir equipo.”</text:p>
                </table:table-cell>
              </table:table-row>
              <table:table-row>
                <table:table-cell table:style-name="Table2.A2" office:value-type="string">
                  <text:p text:style-name="Table_20_Contents">Resultados esperados:</text:p>
                </table:table-cell>
                <table:table-cell table:style-name="Table2.B2" office:value-type="string">
                  <text:p text:style-name="Table_20_Contents">1. El sistema envia notificaciones a los jugadores, sobre algunos datos del torneo. Como primera fecha de juego.</text:p>
                  <text:p text:style-name="Table_20_Contents">2. El sistema envia notificaciones al jugador eliminado, notificandoles que han sido sacados del equipo.</text:p>
                  <text:p text:style-name="Table_20_Contents">2. El sistema inscribe al equipo para el torneo especificado.</text:p>
                  <text:p text:style-name="Table_20_Contents">3. Se actualiza la base de datos.</text:p>
                </table:table-cell>
              </table:table-row>
              <table:table-row>
                <table:table-cell table:style-name="Table2.A2" office:value-type="string">
                  <text:p text:style-name="Table_20_Contents">Observaciones: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Table_20_Contents">IHS</text:p>
          </table:table-cell>
          <table:table-cell table:style-name="Table4.B1" office:value-type="string">
            <text:p text:style-name="Table_20_Contents">Inscribir equipo</text:p>
          </table:table-cell>
        </table:table-row>
        <table:table-row>
          <table:table-cell table:style-name="Table4.A2" office:value-type="string">
            <text:p text:style-name="Table_20_Contents">Tipo de escenario:</text:p>
          </table:table-cell>
          <table:table-cell table:style-name="Table4.B2" office:value-type="string">
            <text:p text:style-name="Table_20_Contents">Alternativo</text:p>
          </table:table-cell>
        </table:table-row>
        <table:table-row>
          <table:table-cell table:style-name="Table4.A2" office:value-type="string">
            <text:p text:style-name="Table_20_Contents">Descripción breve:</text:p>
          </table:table-cell>
          <table:table-cell table:style-name="Table4.B2" office:value-type="string">
            <text:p text:style-name="P4">El jugador, invita a las personas que desea que esten en su equipo. Luego decide eliminar 2+ solicitudes, o quitar 2+ personas del equipo. Envia nuevas solicitudes y el sistema inscribe el equipo al torneo especificado. </text:p>
          </table:table-cell>
        </table:table-row>
        <table:table-row>
          <table:table-cell table:style-name="Table4.A2" office:value-type="string">
            <text:p text:style-name="Table_20_Contents">Precondiciones adicionales:</text:p>
          </table:table-cell>
          <table:table-cell table:style-name="Table4.B2" office:value-type="string">
            <text:p text:style-name="Table_20_Contents">1. El usuario debe estar autenticado ante el sistema.</text:p>
          </table:table-cell>
        </table:table-row>
        <table:table-row>
          <table:table-cell table:style-name="Table4.A2" office:value-type="string">
            <text:p text:style-name="Table_20_Contents">Caso de prueba #1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recondiciones adicionales:</text:p>
            <text:p text:style-name="Table_20_Contents">N/A</text:p>
            <text:p text:style-name="Table_20_Contents"/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Table_20_Contents">Entradas:</text:p>
                </table:table-cell>
                <table:table-cell table:style-name="Table5.B1" office:value-type="string">
                  <text:p text:style-name="Table_20_Contents">1. “Inscripcion de equipo” → “Invitar amigos”. </text:p>
                  <text:p text:style-name="Table_20_Contents">2. El jugador selecciona los amigos a invitar.</text:p>
                  <text:p text:style-name="Table_20_Contents">3. “Invitar amigos” → “Enviar invitacion”.</text:p>
                  <text:p text:style-name="Table_20_Contents">4. “Invitar amigos” → “Volver”.</text:p>
                  <text:p text:style-name="Table_20_Contents">5. “Inscripcion de equipo” → “Editar equipo”.</text:p>
                  <text:p text:style-name="Table_20_Contents">6. El jugador selecciona dos o mas jugadores a sacar del equipo, o dos o mas solicitudes pendientes a cancelar.</text:p>
                  <text:p text:style-name="Table_20_Contents">7. “Editar equipo” → “Eliminar/Cancelar invitacion”.</text:p>
                  <text:p text:style-name="Table_20_Contents">8. <text:s/>“Editar equipo” → “Volver”.</text:p>
                  <text:p text:style-name="Table_20_Contents">9. El jugador selecciona los amigos a invitar.</text:p>
                  <text:p text:style-name="Table_20_Contents">10. “Invitar amigos” → “Enviar invitacion”.</text:p>
                  <text:p text:style-name="Table_20_Contents">11. Los amigos llenan los cupos del equipo.</text:p>
                  <text:p text:style-name="Table_20_Contents">12. “Inscripcion de equipo” → “Inscribir equipo.”</text:p>
                </table:table-cell>
              </table:table-row>
              <table:table-row>
                <table:table-cell table:style-name="Table5.A2" office:value-type="string">
                  <text:p text:style-name="Table_20_Contents">Resultados esperados:</text:p>
                </table:table-cell>
                <table:table-cell table:style-name="Table5.B2" office:value-type="string">
                  <text:p text:style-name="Table_20_Contents">1. El sistema envia notificaciones a los jugadores, sobre algunos datos del torneo. Como primera fecha de juego.</text:p>
                  <text:p text:style-name="Table_20_Contents">2. El sistema envia notificaciones a los jugadores eliminados, notificandoles que han sido sacados del equipo.</text:p>
                  <text:p text:style-name="Table_20_Contents">2. El sistema inscribe al equipo para el torneo especificado.</text:p>
                  <text:p text:style-name="Table_20_Contents">3. Se actualiza la base de datos.</text:p>
                </table:table-cell>
              </table:table-row>
              <table:table-row>
                <table:table-cell table:style-name="Table5.A2" office:value-type="string">
                  <text:p text:style-name="Table_20_Contents">Observaciones:</text:p>
                </table:table-cell>
                <table:table-cell table:style-name="Table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IHS</text:p>
          </table:table-cell>
          <table:table-cell table:style-name="Table3.B1" office:value-type="string">
            <text:p text:style-name="Table_20_Contents">Inscribir equipo</text:p>
          </table:table-cell>
        </table:table-row>
        <table:table-row>
          <table:table-cell table:style-name="Table3.A2" office:value-type="string">
            <text:p text:style-name="Table_20_Contents">Tipo de escenario:</text:p>
          </table:table-cell>
          <table:table-cell table:style-name="Table3.B2" office:value-type="string">
            <text:p text:style-name="Table_20_Contents">Excepcional</text:p>
          </table:table-cell>
        </table:table-row>
        <table:table-row>
          <table:table-cell table:style-name="Table3.A2" office:value-type="string">
            <text:p text:style-name="Table_20_Contents">Descripción breve:</text:p>
          </table:table-cell>
          <table:table-cell table:style-name="Table3.B2" office:value-type="string">
            <text:p text:style-name="P4">El jugador, invita a las personas que desea que esten en su equipo. No se llena el cupo del equipo. El sistema no puede inscribir al equipo.</text:p>
          </table:table-cell>
        </table:table-row>
        <table:table-row>
          <table:table-cell table:style-name="Table3.A2" office:value-type="string">
            <text:p text:style-name="Table_20_Contents">Precondiciones adicionales:</text:p>
          </table:table-cell>
          <table:table-cell table:style-name="Table3.B2" office:value-type="string">
            <text:p text:style-name="Table_20_Contents">1. El usuario debe estar autenticado ante el sistema.</text:p>
          </table:table-cell>
        </table:table-row>
        <table:table-row>
          <table:table-cell table:style-name="Table3.A2" office:value-type="string">
            <text:p text:style-name="Table_20_Contents">Caso de prueba #1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Precondiciones adicionales:</text:p>
            <text:p text:style-name="Table_20_Contents">N/A</text:p>
            <text:p text:style-name="Table_20_Contents"><text:soft-page-break/></text:p>
          </table:table-cell>
          <table:table-cell table:style-name="Table3.B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Table_20_Contents">Entradas:</text:p>
                </table:table-cell>
                <table:table-cell table:style-name="Table6.B1" office:value-type="string">
                  <text:p text:style-name="Table_20_Contents">1. “Inscripcion de equipo” → “Invitar amigos”. </text:p>
                  <text:p text:style-name="Table_20_Contents">2. El jugador selecciona los amigos a invitar.</text:p>
                  <text:p text:style-name="Table_20_Contents">3. “Invitar amigos” → “Enviar invitacion”.</text:p>
                  <text:p text:style-name="Table_20_Contents"><text:soft-page-break/>4. “Invitar amigos” → “Volver”.</text:p>
                  <text:p text:style-name="Table_20_Contents">5. Los amigos no llenan los cupos del equipo.</text:p>
                </table:table-cell>
              </table:table-row>
              <table:table-row>
                <table:table-cell table:style-name="Table6.A2" office:value-type="string">
                  <text:p text:style-name="Table_20_Contents">Resultados esperados:</text:p>
                </table:table-cell>
                <table:table-cell table:style-name="Table6.B2" office:value-type="string">
                  <text:p text:style-name="Table_20_Contents">1. El sistema no puede inscribir el equipo por falta de jugadores.</text:p>
                </table:table-cell>
              </table:table-row>
              <table:table-row>
                <table:table-cell table:style-name="Table6.A2" office:value-type="string">
                  <text:p text:style-name="Table_20_Contents">Observaciones:</text:p>
                </table:table-cell>
                <table:table-cell table:style-name="Table6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Lines and boxes<text:tab/><text:tab/><text:date style:data-style-name="N37" text:date-value="2012-10-31T07:10:02.61" text:fixed="true">31/10/12</text:date></text:p>
        <text:p text:style-name="MP1">Elaborado por: Pablo Herrera C.<text:tab/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07:10:13.95</meta:creation-date>
    <meta:editing-duration>PT1H12M24S</meta:editing-duration>
    <meta:editing-cycles>13</meta:editing-cycles>
    <meta:generator>LibreOffice/3.6$Windows_x86 LibreOffice_project/58f22d5-270d05a-e2abed1-ea17a85-9b5702</meta:generator>
    <dc:date>2012-11-25T18:18:18.38</dc:date>
    <meta:document-statistic meta:table-count="10" meta:image-count="0" meta:object-count="0" meta:page-count="4" meta:paragraph-count="131" meta:word-count="817" meta:character-count="5163" meta:non-whitespace-character-count="4466"/>
  </office:meta>
</office:document-meta>
</file>